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$D$1]* ( 1- EXP( -3*( [.A1]/[.$E$1] )*( [.A1]/[.$E$1] ) ) )" office:value-type="float" office:value="0" calcext:value-type="float">
            <text:p>0</text:p>
          </table:table-cell>
          <table:table-cell table:formula="of:= ( 1- [.$D$2]*EXP( -3*( [.B1]/[.$E$2] )*( [.B1]/[.$E$2] ) )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1]* ( 1- EXP( -3*( [.A2]/[.$E$1] )*( [.A2]/[.$E$1] ) ) )" office:value-type="float" office:value="0.950212931632136" calcext:value-type="float">
            <text:p>0,9502129316</text:p>
          </table:table-cell>
          <table:table-cell table:formula="of:= ( 1- [.$D$2]*EXP( -3*( [.B2]/[.$E$2] )*( [.B2]/[.$E$2] ) )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D$1]* ( 1- EXP( -3*( [.A3]/[.$E$1] )*( [.A3]/[.$E$1] ) ) )" office:value-type="float" office:value="0.999993855787647" calcext:value-type="float">
            <text:p>0,9999938558</text:p>
          </table:table-cell>
          <table:table-cell table:formula="of:= ( 1- [.$D$2]*EXP( -3*( [.B3]/[.$E$2] )*( [.B3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$D$1]* ( 1- EXP( -3*( [.A4]/[.$E$1] )*( [.A4]/[.$E$1] ) ) )" office:value-type="float" office:value="0.99999999999812" calcext:value-type="float">
            <text:p>1</text:p>
          </table:table-cell>
          <table:table-cell table:formula="of:= ( 1- [.$D$2]*EXP( -3*( [.B4]/[.$E$2] )*( [.B4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D$1]* ( 1- EXP( -3*( [.A5]/[.$E$1] )*( [.A5]/[.$E$1] ) ) )" office:value-type="float" office:value="1" calcext:value-type="float">
            <text:p>1</text:p>
          </table:table-cell>
          <table:table-cell table:formula="of:= ( 1- [.$D$2]*EXP( -3*( [.B5]/[.$E$2] )*( [.B5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$D$1]* ( 1- EXP( -3*( [.A6]/[.$E$1] )*( [.A6]/[.$E$1] ) ) )" office:value-type="float" office:value="1" calcext:value-type="float">
            <text:p>1</text:p>
          </table:table-cell>
          <table:table-cell table:formula="of:= ( 1- [.$D$2]*EXP( -3*( [.B6]/[.$E$2] )*( [.B6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D$1]* ( 1- EXP( -3*( [.A7]/[.$E$1] )*( [.A7]/[.$E$1] ) ) )" office:value-type="float" office:value="1" calcext:value-type="float">
            <text:p>1</text:p>
          </table:table-cell>
          <table:table-cell table:formula="of:= ( 1- [.$D$2]*EXP( -3*( [.B7]/[.$E$2] )*( [.B7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$D$1]* ( 1- EXP( -3*( [.A8]/[.$E$1] )*( [.A8]/[.$E$1] ) ) )" office:value-type="float" office:value="1" calcext:value-type="float">
            <text:p>1</text:p>
          </table:table-cell>
          <table:table-cell table:formula="of:= ( 1- [.$D$2]*EXP( -3*( [.B8]/[.$E$2] )*( [.B8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D$1]* ( 1- EXP( -3*( [.A9]/[.$E$1] )*( [.A9]/[.$E$1] ) ) )" office:value-type="float" office:value="1" calcext:value-type="float">
            <text:p>1</text:p>
          </table:table-cell>
          <table:table-cell table:formula="of:= ( 1- [.$D$2]*EXP( -3*( [.B9]/[.$E$2] )*( [.B9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$D$1]* ( 1- EXP( -3*( [.A10]/[.$E$1] )*( [.A10]/[.$E$1] ) ) )" office:value-type="float" office:value="1" calcext:value-type="float">
            <text:p>1</text:p>
          </table:table-cell>
          <table:table-cell table:formula="of:= ( 1- [.$D$2]*EXP( -3*( [.B10]/[.$E$2] )*( [.B10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D$1]* ( 1- EXP( -3*( [.A11]/[.$E$1] )*( [.A11]/[.$E$1] ) ) )" office:value-type="float" office:value="1" calcext:value-type="float">
            <text:p>1</text:p>
          </table:table-cell>
          <table:table-cell table:formula="of:= ( 1- [.$D$2]*EXP( -3*( [.B11]/[.$E$2] )*( [.B11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[.$D$1]* ( 1- EXP( -3*( [.A12]/[.$E$1] )*( [.A12]/[.$E$1] ) ) )" office:value-type="float" office:value="1" calcext:value-type="float">
            <text:p>1</text:p>
          </table:table-cell>
          <table:table-cell table:formula="of:= ( 1- [.$D$2]*EXP( -3*( [.B12]/[.$E$2] )*( [.B12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$D$1]* ( 1- EXP( -3*( [.A13]/[.$E$1] )*( [.A13]/[.$E$1] ) ) )" office:value-type="float" office:value="1" calcext:value-type="float">
            <text:p>1</text:p>
          </table:table-cell>
          <table:table-cell table:formula="of:= ( 1- [.$D$2]*EXP( -3*( [.B13]/[.$E$2] )*( [.B13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[.$D$1]* ( 1- EXP( -3*( [.A14]/[.$E$1] )*( [.A14]/[.$E$1] ) ) )" office:value-type="float" office:value="1" calcext:value-type="float">
            <text:p>1</text:p>
          </table:table-cell>
          <table:table-cell table:formula="of:= ( 1- [.$D$2]*EXP( -3*( [.B14]/[.$E$2] )*( [.B14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$D$1]* ( 1- EXP( -3*( [.A15]/[.$E$1] )*( [.A15]/[.$E$1] ) ) )" office:value-type="float" office:value="1" calcext:value-type="float">
            <text:p>1</text:p>
          </table:table-cell>
          <table:table-cell table:formula="of:= ( 1- [.$D$2]*EXP( -3*( [.B15]/[.$E$2] )*( [.B15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$D$1]* ( 1- EXP( -3*( [.A16]/[.$E$1] )*( [.A16]/[.$E$1] ) ) )" office:value-type="float" office:value="1" calcext:value-type="float">
            <text:p>1</text:p>
          </table:table-cell>
          <table:table-cell table:formula="of:= ( 1- [.$D$2]*EXP( -3*( [.B16]/[.$E$2] )*( [.B16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$D$1]* ( 1- EXP( -3*( [.A17]/[.$E$1] )*( [.A17]/[.$E$1] ) ) )" office:value-type="float" office:value="1" calcext:value-type="float">
            <text:p>1</text:p>
          </table:table-cell>
          <table:table-cell table:formula="of:= ( 1- [.$D$2]*EXP( -3*( [.B17]/[.$E$2] )*( [.B17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[.$D$1]* ( 1- EXP( -3*( [.A18]/[.$E$1] )*( [.A18]/[.$E$1] ) ) )" office:value-type="float" office:value="1" calcext:value-type="float">
            <text:p>1</text:p>
          </table:table-cell>
          <table:table-cell table:formula="of:= ( 1- [.$D$2]*EXP( -3*( [.B18]/[.$E$2] )*( [.B18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$D$1]* ( 1- EXP( -3*( [.A19]/[.$E$1] )*( [.A19]/[.$E$1] ) ) )" office:value-type="float" office:value="1" calcext:value-type="float">
            <text:p>1</text:p>
          </table:table-cell>
          <table:table-cell table:formula="of:= ( 1- [.$D$2]*EXP( -3*( [.B19]/[.$E$2] )*( [.B19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$D$1]* ( 1- EXP( -3*( [.A20]/[.$E$1] )*( [.A20]/[.$E$1] ) ) )" office:value-type="float" office:value="1" calcext:value-type="float">
            <text:p>1</text:p>
          </table:table-cell>
          <table:table-cell table:formula="of:= ( 1- [.$D$2]*EXP( -3*( [.B20]/[.$E$2] )*( [.B20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D$1]* ( 1- EXP( -3*( [.A21]/[.$E$1] )*( [.A21]/[.$E$1] ) ) )" office:value-type="float" office:value="1" calcext:value-type="float">
            <text:p>1</text:p>
          </table:table-cell>
          <table:table-cell table:formula="of:= ( 1- [.$D$2]*EXP( -3*( [.B21]/[.$E$2] )*( [.B21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[.$D$1]* ( 1- EXP( -3*( [.A22]/[.$E$1] )*( [.A22]/[.$E$1] ) ) )" office:value-type="float" office:value="1" calcext:value-type="float">
            <text:p>1</text:p>
          </table:table-cell>
          <table:table-cell table:formula="of:= ( 1- [.$D$2]*EXP( -3*( [.B22]/[.$E$2] )*( [.B22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$D$1]* ( 1- EXP( -3*( [.A23]/[.$E$1] )*( [.A23]/[.$E$1] ) ) )" office:value-type="float" office:value="1" calcext:value-type="float">
            <text:p>1</text:p>
          </table:table-cell>
          <table:table-cell table:formula="of:= ( 1- [.$D$2]*EXP( -3*( [.B23]/[.$E$2] )*( [.B23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[.$D$1]* ( 1- EXP( -3*( [.A24]/[.$E$1] )*( [.A24]/[.$E$1] ) ) )" office:value-type="float" office:value="1" calcext:value-type="float">
            <text:p>1</text:p>
          </table:table-cell>
          <table:table-cell table:formula="of:= ( 1- [.$D$2]*EXP( -3*( [.B24]/[.$E$2] )*( [.B24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$D$1]* ( 1- EXP( -3*( [.A25]/[.$E$1] )*( [.A25]/[.$E$1] ) ) )" office:value-type="float" office:value="1" calcext:value-type="float">
            <text:p>1</text:p>
          </table:table-cell>
          <table:table-cell table:formula="of:= ( 1- [.$D$2]*EXP( -3*( [.B25]/[.$E$2] )*( [.B25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$D$1]* ( 1- EXP( -3*( [.A26]/[.$E$1] )*( [.A26]/[.$E$1] ) ) )" office:value-type="float" office:value="1" calcext:value-type="float">
            <text:p>1</text:p>
          </table:table-cell>
          <table:table-cell table:formula="of:= ( 1- [.$D$2]*EXP( -3*( [.B26]/[.$E$2] )*( [.B26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$D$1]* ( 1- EXP( -3*( [.A27]/[.$E$1] )*( [.A27]/[.$E$1] ) ) )" office:value-type="float" office:value="1" calcext:value-type="float">
            <text:p>1</text:p>
          </table:table-cell>
          <table:table-cell table:formula="of:= ( 1- [.$D$2]*EXP( -3*( [.B27]/[.$E$2] )*( [.B27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[.$D$1]* ( 1- EXP( -3*( [.A28]/[.$E$1] )*( [.A28]/[.$E$1] ) ) )" office:value-type="float" office:value="1" calcext:value-type="float">
            <text:p>1</text:p>
          </table:table-cell>
          <table:table-cell table:formula="of:= ( 1- [.$D$2]*EXP( -3*( [.B28]/[.$E$2] )*( [.B28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$D$1]* ( 1- EXP( -3*( [.A29]/[.$E$1] )*( [.A29]/[.$E$1] ) ) )" office:value-type="float" office:value="1" calcext:value-type="float">
            <text:p>1</text:p>
          </table:table-cell>
          <table:table-cell table:formula="of:= ( 1- [.$D$2]*EXP( -3*( [.B29]/[.$E$2] )*( [.B29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[.$D$1]* ( 1- EXP( -3*( [.A30]/[.$E$1] )*( [.A30]/[.$E$1] ) ) )" office:value-type="float" office:value="1" calcext:value-type="float">
            <text:p>1</text:p>
          </table:table-cell>
          <table:table-cell table:formula="of:= ( 1- [.$D$2]*EXP( -3*( [.B30]/[.$E$2] )*( [.B30]/[.$E$2] ) ) 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D$1]* ( 1- EXP( -3*( [.A31]/[.$E$1] )*( [.A31]/[.$E$1] ) ) )" office:value-type="float" office:value="1" calcext:value-type="float">
            <text:p>1</text:p>
          </table:table-cell>
          <table:table-cell table:formula="of:= ( 1- [.$D$2]*EXP( -3*( [.B31]/[.$E$2] )*( [.B31]/[.$E$2] ) ) 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36:47.224323761</meta:creation-date>
    <dc:date>2018-01-17T10:49:58.937645633</dc:date>
    <meta:editing-duration>PT13M12S</meta:editing-duration>
    <meta:editing-cycles>1</meta:editing-cycles>
    <meta:document-statistic meta:table-count="1" meta:cell-count="97" meta:object-count="0"/>
    <meta:generator>LibreOffice/4.3.3.2$Linux_X86_64 LibreOffice_project/430m0$Build-2</meta:generator>
  </office:meta>
</office:document-meta>
</file>